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justify" style:justify-single-word="false" fo:text-indent="0.1965in" style:auto-text-indent="false"/>
    </style:style>
    <style:style style:name="P2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language="ru" fo:country="RU"/>
    </style:style>
    <style:style style:name="P3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4" style:family="paragraph" style:parent-style-name="Text_20_body" style:list-style-name="L1">
      <style:paragraph-properties fo:text-align="justify" style:justify-single-word="false"/>
      <style:text-properties fo:language="ru" fo:country="RU"/>
    </style:style>
    <style:style style:name="P5" style:family="paragraph" style:parent-style-name="Text_20_body" style:list-style-name="L2">
      <style:paragraph-properties fo:text-align="justify" style:justify-single-word="false"/>
      <style:text-properties fo:language="ru" fo:country="RU"/>
    </style:style>
    <style:style style:name="P6" style:family="paragraph" style:parent-style-name="Text_20_body" style:list-style-name="L2">
      <loext:graphic-properties draw:fill="solid" draw:fill-color="#ffff00" draw:opacity="100%"/>
      <style:paragraph-properties fo:text-align="justify" style:justify-single-word="false" fo:background-color="#ffff00"/>
      <style:text-properties fo:language="ru" fo:country="RU"/>
    </style:style>
    <style:style style:name="P7" style:family="paragraph" style:parent-style-name="Text_20_body" style:list-style-name="L3">
      <style:text-properties fo:language="ru" fo:country="RU"/>
    </style:style>
    <style:style style:name="P8" style:family="paragraph" style:parent-style-name="Text_20_body" style:list-style-name="L3">
      <style:text-properties fo:language="ru" fo:country="RU" fo:background-color="#ffff00"/>
    </style:style>
    <style:style style:name="P9" style:family="paragraph" style:parent-style-name="Text_20_body">
      <style:text-properties officeooo:rsid="0008a6df" officeooo:paragraph-rsid="0008a6df"/>
    </style:style>
    <style:style style:name="P10" style:family="paragraph" style:parent-style-name="Text_20_body">
      <style:text-properties officeooo:rsid="000b2049" officeooo:paragraph-rsid="000b2049"/>
    </style:style>
    <style:style style:name="P11" style:family="paragraph" style:parent-style-name="Text_20_body">
      <style:text-properties style:use-window-font-color="true" fo:font-style="normal" officeooo:rsid="000fdbad" officeooo:paragraph-rsid="000fdbad" style:font-style-asian="normal" style:font-style-complex="normal"/>
    </style:style>
    <style:style style:name="P12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en" fo:country="US" fo:font-style="normal" officeooo:paragraph-rsid="00091fd9" style:font-style-asian="normal" style:font-style-complex="normal"/>
    </style:style>
    <style:style style:name="P13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ru" fo:country="RU" fo:font-style="normal" fo:font-weight="normal" officeooo:paragraph-rsid="0009f5e9" fo:background-color="transparent" style:font-style-asian="normal" style:font-weight-asian="normal" style:font-style-complex="normal" style:font-weight-complex="normal"/>
    </style:style>
    <style:style style:name="P14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officeooo:paragraph-rsid="0009f5e9"/>
    </style:style>
    <style:style style:name="P15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officeooo:paragraph-rsid="0011d7fb"/>
    </style:style>
    <style:style style:name="P16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officeooo:paragraph-rsid="0015284e"/>
    </style:style>
    <style:style style:name="P17" style:family="paragraph" style:parent-style-name="Heading_20_2">
      <style:text-properties officeooo:rsid="0008a6df" officeooo:paragraph-rsid="0008a6df"/>
    </style:style>
    <style:style style:name="P18" style:family="paragraph" style:parent-style-name="Heading_20_2">
      <style:text-properties officeooo:paragraph-rsid="0009f5e9"/>
    </style:style>
    <style:style style:name="P19" style:family="paragraph" style:parent-style-name="Heading_20_2">
      <style:text-properties officeooo:rsid="000b2049" officeooo:paragraph-rsid="000b2049"/>
    </style:style>
    <style:style style:name="T1" style:family="text">
      <style:text-properties fo:language="en" fo:country="US"/>
    </style:style>
    <style:style style:name="T2" style:family="text">
      <style:text-properties fo:background-color="#ffff00" loext:char-shading-value="0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08a6df"/>
    </style:style>
    <style:style style:name="T5" style:family="text">
      <style:text-properties fo:color="#0000ff" fo:language="ru" fo:country="RU"/>
    </style:style>
    <style:style style:name="T6" style:family="text">
      <style:text-properties officeooo:rsid="0008a6df"/>
    </style:style>
    <style:style style:name="T7" style:family="text">
      <style:text-properties style:use-window-font-color="true" fo:language="ru" fo:country="RU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8" style:family="text">
      <style:text-properties style:use-window-font-color="true" fo:language="en" fo:country="US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9" style:family="text">
      <style:text-properties fo:color="#800000" fo:language="ru" fo:country="RU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0" style:family="text">
      <style:text-properties fo:color="#800000" fo:language="ru" fo:country="RU" fo:font-style="normal" fo:font-weight="normal" officeooo:rsid="0011d7fb" fo:background-color="transparent" loext:char-shading-value="0" style:font-style-asian="normal" style:font-weight-asian="normal" style:font-style-complex="normal" style:font-weight-complex="normal"/>
    </style:style>
    <style:style style:name="T11" style:family="text">
      <style:text-properties fo:color="#800000" fo:language="ru" fo:country="RU" fo:font-style="normal" fo:font-weight="normal" officeooo:rsid="0015284e" fo:background-color="transparent" loext:char-shading-value="0" style:font-style-asian="normal" style:font-weight-asian="normal" style:font-style-complex="normal" style:font-weight-complex="normal"/>
    </style:style>
    <style:style style:name="T12" style:family="text">
      <style:text-properties fo:color="#6666ff" fo:language="ru" fo:country="RU"/>
    </style:style>
    <style:style style:name="T13" style:family="text">
      <style:text-properties fo:color="#6666ff" fo:language="ru" fo:country="RU" officeooo:rsid="0009f5e9"/>
    </style:style>
    <style:style style:name="T14" style:family="text">
      <style:text-properties fo:color="#6666ff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officeooo:rsid="000de091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1051cf"/>
    </style:style>
    <style:style style:name="T18" style:family="text">
      <style:text-properties officeooo:rsid="0012fba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Страницы с красным: <text:span text:style-name="T17">2,5</text:span></text:p>
      <text:h text:style-name="P18" text:outline-level="2"/>
      <text:p text:style-name="P14"><text:span text:style-name="T13">&lt;</text:span><text:span text:style-name="T12">В конце каждой главы (чтобы не спойлерить) - рисунок мозаики, отображающий суть главы.</text:span><text:span text:style-name="T13">&gt;</text:span></text:p>
      <text:p text:style-name="P14"><text:span text:style-name="T3">&lt;</text:span><text:span text:style-name="T5">Давать читать фанфик по главам. Сказать Ане, чтобы записывала свои догадки, возникающие по мере прочтения каждой главы</text:span><text:span text:style-name="T3">&gt;</text:span></text:p>
      <text:p text:style-name="P3">&lt;муз. темы: Терра - Майкл Джексон, Кантерлот - Марк Нофлер, Понивилль - Сеал и фан-музыка. Дэш — Милен Фармер)&gt;</text:p>
      <text:h text:style-name="P17" text:outline-level="2">Глава X</text:h>
      <text:p text:style-name="P9">Дальнейшее сближение Анона с Дэш, пока «Громовержец» летит к замку Сестёр.</text:p>
      <text:p text:style-name="P9">Дэш выписывает пируэты в небе. Анон пытается зарисовать её <text:span text:style-name="T18">(Дэш попросила его об этом — схематические рисунки пируэтов Дэш). Ещё Анон говорит Дэш, что их секс был ошибкой и что он завязывает с конеёбством. Они ссорятся.</text:span></text:p>
      <text:p text:style-name="P16"><text:span text:style-name="T8">&lt;</text:span><text:span text:style-name="T9">- Учти, я ни капельки не жалею о наших поебушках! </text:span><text:span text:style-name="T10">Это было круто! Хотя мне хочется большего.</text:span><text:span text:style-name="T9"> </text:span><text:span text:style-name="T10">Я</text:span><text:span text:style-name="T9"> до сих пор пахну тобой… и хочу пахнуть… Это неправильно, так ведь?</text:span></text:p>
      <text:p text:style-name="P16"><text:span text:style-name="T9">- </text:span><text:span text:style-name="T11">Наш секс был ошибкой. Я завязываю с конеебством!</text:span><text:span text:style-name="T8">&gt;</text:span></text:p>
      <text:p text:style-name="P15"><text:span text:style-name="T7">&lt;</text:span><text:span text:style-name="T9">И вообще, обзаведусь в конце-концов рогом и наставлю Селестиии рогов! </text:span><text:span text:style-name="T10">Или ещё лучше — найду способ стать аликорном и обзаведусь собственным рогом! Ведь тебя привлекает в Селестии рог, разве не так?</text:span><text:span text:style-name="T9">»</text:span><text:span text:style-name="T7">&gt;</text:span></text:p>
      <text:p text:style-name="P12"><text:span text:style-name="T6">&lt;</text:span><text:span text:style-name="T4"> Пони — сельские жители и не любят больших городов. </text:span><text:span text:style-name="T6">&gt;</text:span></text:p>
      <text:h text:style-name="P19" text:outline-level="2">Музыка</text:h>
      <text:p text:style-name="P10">1. <text:span text:style-name="T15">Терра - </text:span><text:span text:style-name="T14">Electronics “Disappointed”/Gary Jules “Mad World”/Pink Floyd “Another Brick In The Wall”</text:span></text:p>
      <text:p text:style-name="P11"><text:span text:style-name="T16">2. </text:span></text:p>
      <text:p text:style-name="Text_20_body"/>
      <text:h text:style-name="Heading_20_2" text:outline-level="2">Идеи</text:h>
      <text:list xml:id="list8683687094572661656" text:style-name="L1">
        <text:list-item>
          <text:p text:style-name="P4">Книги:</text:p>
        </text:list-item>
      </text:list>
      <text:list xml:id="list3145946941053264319" text:style-name="L2">
        <text:list-item>
          <text:p text:style-name="P5">«Великие грифоны прошлого» - из канона (5<text:span text:style-name="T1">s8e)</text:span></text:p>
        </text:list-item>
        <text:list-item>
          <text:p text:style-name="P5">«Высшие заклинания в повседневном использовании: от песчинки до дворца»</text:p>
        </text:list-item>
        <text:list-item>
          <text:p text:style-name="P6">«Малоизвестные аспекты магии трансформаций»</text:p>
        </text:list-item>
        <text:list-item>
          <text:p text:style-name="P5">«...как было сказано выше, заклинания трансформации — одни из самых сложных заклинаний, которые когда-либо применялись в Эквестрии. Они требуют не только великой магической силы и искусности заклинателя, но и глубокого понимания самой сути предмета, на который направлено воздействие и предмета, в который тот должен трансформироваться. Основная формула трансформационных заклинаний является общей для всех заклятий этого типа и служит для них своеобразным «фундаментом». Рассмотрим его подроб...»</text:p>
        </text:list-item>
        <text:list-item>
          <text:p text:style-name="P5">Дасти Вейфарер «Зебрианская культура, быт и фольклор»</text:p>
        </text:list-item>
        <text:list-item>
          <text:p text:style-name="P5">«Краткая история Эквестрии»</text:p>
        </text:list-item>
        <text:list-item>
          <text:p text:style-name="P5">«Шедевры архитектуры Эквестрии» с разделом о Кантерлотском Королевском Дворце</text:p>
        </text:list-item>
        <text:list-item>
          <text:p text:style-name="P5">«Великие дела и великие чары». Страница 893: …</text:p>
        </text:list-item>
        <text:list-item>
          <text:p text:style-name="P5">«<text:span text:style-name="T2">Природа Проклятий</text:span>» - обмен</text:p>
        </text:list-item>
        <text:list-item>
          <text:p text:style-name="P5"><text:soft-page-break/><text:span text:style-name="T2">«Магия для Чайников»</text:span> - обмен</text:p>
        </text:list-item>
        <text:list-item>
          <text:p text:style-name="P5"><text:span text:style-name="T2">«Энциклопедия Арканум»</text:span> - обмен</text:p>
        </text:list-item>
        <text:list-item>
          <text:p text:style-name="P5">«О Гейсах» - обмен</text:p>
        </text:list-item>
        <text:list-item>
          <text:p text:style-name="P5">«<text:span text:style-name="T2">Тайны Тайных Наук</text:span>» - обмен</text:p>
        </text:list-item>
        <text:list-item>
          <text:p text:style-name="P6">«Основы Заклятий» - обмен</text:p>
        </text:list-item>
        <text:list-item>
          <text:p text:style-name="P5">«Мамочка, А Что Это Истекает Из Моего Рога? - Введение В Магию Для Маленьких Единорогов» - обмен</text:p>
        </text:list-item>
      </text:list>
      <text:p text:style-name="P2"/>
      <text:h text:style-name="Heading_20_2" text:outline-level="2">Факты об Эквестрии <text:span text:style-name="T3">(согласовать с вики)</text:span></text:h>
      <text:list xml:id="list2645486883298754387" text:style-name="L3">
        <text:list-item>
          <text:p text:style-name="P7">Эквестрия существует несколько тысячелетий. В Вечнодиком лесу расположены руины замка Принцесс. Недалеко от руин находится источник магии, из которого растёт дерево Гармонии — раньше оно охраняло Эквестрию от воздействия Вечнодикого леса. </text:p>
        </text:list-item>
        <text:list-item>
          <text:p text:style-name="P7">В Эквестрии существует диархия — соправление равных по статусу сестёр-правительниц. Когда принцессы не могут прийти к консенсусу, вопрос решается голосованием Собрания Знатных домов (Луна конфликтует со знатью Кантерлота).</text:p>
        </text:list-item>
        <text:list-item>
          <text:p text:style-name="P8">Селестия — переменчивая пони. В одно время не строгая, а в другое может быть такой, что страшно становится</text:p>
        </text:list-item>
        <text:list-item>
          <text:p text:style-name="P7">У Селестии были такие элементы гармонии: Магия, Доброта, Смех. У Луны — Верность, Честность, Щедрость. (ксенофазия)</text:p>
        </text:list-item>
        <text:list-item>
          <text:p text:style-name="P7">Эквус (в древности — Колыбель) — затерянный остров, располагающийся во внутреннем море континента Подпруга. По поверьям, прародина всего живого на свете. Величайшее сосредоточение магии. Недоступен (отталкивает) аликорнов.</text:p>
        </text:list-item>
        <text:list-item>
          <text:p text:style-name="P7">Около 820-ти лет назад будущий маг Лайтнинг Стар поступил на обучение к наставнику Тииспоту</text:p>
        </text:list-item>
        <text:list-item>
          <text:p text:style-name="P7">Кловермист — чародей-садовник — изобрела и использовала заклинание Роста (перенаправление магии заклинателя в растение для ускорения его роста. Есть риск сжечь растение, если влить слишком много энергии или влив её слишком резко/грубо)</text:p>
        </text:list-item>
        <text:list-item>
          <text:p text:style-name="P7">Единорог Аркон — специалист по чарах-иллюзиях («воздушные замки», фигуры в небе, мороки, мог принимать другой облик и размер, копировать себя)</text:p>
        </text:list-item>
        <text:list-item>
          <text:p text:style-name="P7">Ядосмех — магическая трава, растущая в Вечносвободном лесу и и в ещё одной провинции Эквестрии. Попавший под её воздействие единорог начинает колдовать против воли и действие цветка меняло чары.</text:p>
        </text:list-item>
        <text:list-item>
          <text:p text:style-name="P7">У Селестии грива и хвост развеваются и переливаются от магического шампуня</text:p>
        </text:list-item>
        <text:list-item>
          <text:p text:style-name="P7">Тело Селестии очень крепкое — может выдержать несколько тонн земли</text:p>
        </text:list-item>
        <text:list-item>
          <text:p text:style-name="P7">Дискорд намного старше принцесс, его магия сильнее ихней на голову</text:p>
        </text:list-item>
        <text:list-item>
          <text:p text:style-name="P7">Луна младше Селестии на 3 года. Сёстрам около 5000 лет. <text:span text:style-name="T2">По другим данным, Селестии около 2500 лет (Обмен).</text:span></text:p>
        </text:list-item>
        <text:list-item>
          <text:p text:style-name="P7">Принцессы начали войну с Дискордом в возрасте, когда им было около 700 лет — и продолжалась война почти сто лет</text:p>
        </text:list-item>
        <text:list-item>
          <text:p text:style-name="P7">Самый главный враг сестёр и Дискорда — скука</text:p>
        </text:list-item>
        <text:list-item>
          <text:p text:style-name="P7">В Эквестрии на одного жеребца приходится четыре - пять кобыл</text:p>
        </text:list-item>
        <text:list-item>
          <text:p text:style-name="P7">Первые полторы тысячи лет Эквестрией правила Луна (тогда зародилась гармония — магия, технология, сельское хозяйство, промышленность)</text:p>
        </text:list-item>
        <text:list-item>
          <text:p text:style-name="P7">Селестия в первые полторы тысячи лет путешествовала — и заварила несколько войн (две — с <text:soft-page-break/>Эквестрией, в одной была против Луны)</text:p>
        </text:list-item>
        <text:list-item>
          <text:p text:style-name="P7">Настоящий цвет гривы Селестии — клубнично-розовая. Радужный цвет гривы и хвоста поддерживается магией</text:p>
        </text:list-item>
        <text:list-item>
          <text:p text:style-name="P7">Кроме Дискорда, старше сестёр ещё старейшина драконов</text:p>
        </text:list-item>
        <text:list-item>
          <text:p text:style-name="P7">Кэйденс не прожила и 60-ти лет и является низкорожденной</text:p>
        </text:list-item>
        <text:list-item>
          <text:p text:style-name="P7">Драконы — единственные из разумных рас мира Эквестрии, которые могут иметь потомство от любого вида не прибегая к магии. И первым ребёнком всегда будет дракон (а все последующие — не драконами)</text:p>
        </text:list-item>
        <text:list-item>
          <text:p text:style-name="P7">Народ тихо фигел от нововведений и с ещё большим ожесточением продолжал делать по-своему</text:p>
        </text:list-item>
        <text:list-item>
          <text:p text:style-name="P7">У Кантерлота есть три отражения. В первом хранятся знания — книги, таблички, свитки, и т. д. Во втором — опасные и очень сильные артефакты и волшебные вещи. В третьем Селестия и Луна проводят магические эксперименты</text:p>
        </text:list-item>
        <text:list-item>
          <text:p text:style-name="P7">Пони не желают принимать новые изобретения и новый уклад жизни — потому средневековый быт соседствует с новейшими технологиями (которые, впрочем, не работают без магии)</text:p>
        </text:list-item>
        <text:list-item>
          <text:p text:style-name="P7">Когда пони женятся, они обмениваются ножными браслетами</text:p>
        </text:list-item>
        <text:list-item>
          <text:p text:style-name="P7">Светилами, кроме сестёр, могут управлять единороги (группы), Дискорд, Твайлайт и Старсвирл</text:p>
        </text:list-item>
        <text:list-item>
          <text:p text:style-name="P7">Королева Кризалис — правительница Зелёной Долины</text:p>
        </text:list-item>
        <text:list-item>
          <text:p text:style-name="P7">Мать Луны и Селестии — аликорн Лорен. Мать Дискорда — Алиса (пони-человек)</text:p>
        </text:list-item>
        <text:list-item>
          <text:p text:style-name="P7">Сомбра куда более могущественный маг, чем Старсвирл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4402in" fo:margin-bottom="0.3799in" fo:margin-left="0.3701in" fo:margin-right="0.4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акс </meta:initial-creator>
    <meta:creation-date>2017-06-03T08:11:47.37</meta:creation-date>
    <dc:date>2017-06-06T18:08:45.307113274</dc:date>
    <meta:editing-duration>PT4H10M15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3" meta:paragraph-count="62" meta:word-count="892" meta:character-count="6018" meta:non-whitespace-character-count="5202"/>
  </office:meta>
</office:document-meta>
</file>